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166cm" svg:height="14.198cm" svg:x="2.8cm" svg:y="3.0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34:36.155000000</meta:creation-date>
    <dc:date>2017-02-16T19:12:23.743000000</dc:date>
    <meta:editing-duration>PT2M40S</meta:editing-duration>
    <meta:editing-cycles>4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3.167cm" svg:height="14.199cm" xlink:href="." xlink:type="simple" chart:class="chart:bar" chart:style-name="ch1">
        <chart:title svg:x="9.742cm" svg:y="0.497cm" chart:style-name="ch2">
          <text:p>Annaul Revenue</text:p>
        </chart:title>
        <chart:plot-area chart:style-name="ch3" chart:data-source-has-labels="both" svg:x="2.269cm" svg:y="1.999cm" svg:width="18.274cm" svg:height="8.885cm">
          <chartooo:coordinate-region svg:x="4.849cm" svg:y="2.172cm" svg:width="15.694cm" svg:height="8.118cm"/>
          <chart:axis chart:dimension="x" chart:name="primary-x" chart:style-name="ch4" chartooo:axis-type="auto">
            <chartooo:date-scale/>
            <chart:title svg:x="10.806cm" svg:y="11.167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1.298cm" svg:y="7.305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